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2000001F546602281.png"/>
  <manifest:file-entry manifest:media-type="image/png" manifest:full-path="Pictures/100002010000040100000297347CFB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2323dc" draw:marker-start-width="0.276cm" draw:marker-end="Arrowheads_20_3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1.9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.9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.9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0.6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8pt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P7" style:family="paragraph">
      <style:paragraph-properties fo:margin-left="0cm" fo:margin-right="0cm" fo:text-indent="0cm"/>
      <style:text-properties fo:font-style="italic"/>
    </style:style>
    <style:style style:name="P8" style:family="paragraph">
      <style:paragraph-properties fo:margin-left="0cm" fo:margin-right="0cm" fo:text-indent="0cm"/>
      <style:text-properties fo:font-size="8pt" fo:font-style="italic"/>
    </style:style>
    <style:style style:name="T1" style:family="text">
      <style:text-properties fo:font-size="8pt"/>
    </style:style>
    <style:style style:name="T2" style:family="text">
      <style:text-properties fo:font-size="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4.182cm" svg:y1="2.648cm" svg:x2="0.886cm" svg:y2="8.069cm" draw:start-shape="id1" draw:start-glue-point="2" draw:end-shape="id2" draw:end-glue-point="9">
          <text:p text:style-name="P4"/>
        </draw:connector>
        <draw:connector draw:style-name="gr1" draw:text-style-name="P1" draw:layer="layout" draw:line-skew="-0.865cm" svg:x1="5.154cm" svg:y1="5.485cm" svg:x2="1.109cm" svg:y2="8.046cm" draw:start-shape="id3" draw:start-glue-point="2" draw:end-shape="id2" draw:end-glue-point="4">
          <text:p text:style-name="P4"/>
        </draw:connector>
        <draw:connector draw:style-name="gr1" draw:text-style-name="P1" draw:layer="layout" draw:line-skew="0.798cm" svg:x1="11.712cm" svg:y1="2.881cm" svg:x2="1.413cm" svg:y2="8.069cm" draw:start-shape="id4" draw:start-glue-point="2" draw:end-shape="id2" draw:end-glue-point="8">
          <text:p text:style-name="P4"/>
        </draw:connector>
        <draw:frame draw:style-name="gr2" draw:text-style-name="P1" draw:id="id4" draw:layer="layout" svg:width="1.127cm" svg:height="0.857cm" svg:x="11.149cm" svg:y="2.024cm">
          <draw:image xlink:href="Pictures/10000201000002B2000001F546602281.png" xlink:type="simple" xlink:show="embed" xlink:actuate="onLoad">
            <text:p text:style-name="P4"/>
          </draw:image>
        </draw:frame>
        <draw:connector draw:style-name="gr3" draw:text-style-name="P1" draw:layer="layout" draw:type="line" svg:x1="0.95cm" svg:y1="1.977cm" svg:x2="2.207cm" svg:y2="2.312cm" draw:start-shape="id5" draw:start-glue-point="6" draw:end-shape="id6" draw:end-glue-point="4">
          <text:p text:style-name="P4"/>
        </draw:connector>
        <draw:connector draw:style-name="gr3" draw:text-style-name="P1" draw:layer="layout" draw:type="line" svg:x1="2.866cm" svg:y1="2.711cm" svg:x2="3.76cm" svg:y2="3.311cm" draw:start-shape="id6" draw:start-glue-point="6" draw:end-shape="id7" draw:end-glue-point="4">
          <text:p text:style-name="P4"/>
        </draw:connector>
        <draw:connector draw:style-name="gr3" draw:text-style-name="P1" draw:layer="layout" draw:type="line" svg:x1="3.908cm" svg:y1="0.935cm" svg:x2="5.631cm" svg:y2="1.025cm" draw:start-shape="id8" draw:start-glue-point="6" draw:end-shape="id9" draw:end-glue-point="4">
          <text:p text:style-name="P4"/>
        </draw:connector>
        <draw:connector draw:style-name="gr3" draw:text-style-name="P1" draw:layer="layout" draw:type="line" svg:x1="4.417cm" svg:y1="3.71cm" svg:x2="6.23cm" svg:y2="3.955cm" draw:start-shape="id7" draw:start-glue-point="6" draw:end-shape="id10" draw:end-glue-point="3">
          <text:p text:style-name="P4"/>
        </draw:connector>
        <draw:connector draw:style-name="gr3" draw:text-style-name="P1" draw:layer="layout" draw:type="line" svg:x1="10.266cm" svg:y1="3.047cm" svg:x2="10.478cm" svg:y2="4.242cm" draw:start-shape="id11" draw:start-glue-point="6" draw:end-shape="id12" draw:end-glue-point="4">
          <text:p text:style-name="P4"/>
        </draw:connector>
        <draw:connector draw:style-name="gr3" draw:text-style-name="P1" draw:layer="layout" draw:type="line" svg:x1="9.137cm" svg:y1="4.844cm" svg:x2="10.355cm" svg:y2="4.5cm" draw:start-shape="id13" draw:start-glue-point="6">
          <text:p text:style-name="P4"/>
        </draw:connector>
        <draw:connector draw:style-name="gr3" draw:text-style-name="P1" draw:layer="layout" draw:type="line" svg:x1="9.99cm" svg:y1="1.247cm" svg:x2="10.014cm" svg:y2="2.498cm" draw:start-shape="id14" draw:start-glue-point="6" draw:end-shape="id11" draw:end-glue-point="0">
          <text:p text:style-name="P4"/>
        </draw:connector>
        <draw:connector draw:style-name="gr3" draw:text-style-name="P1" draw:layer="layout" draw:type="line" svg:x1="8.712cm" svg:y1="1.846cm" svg:x2="9.609cm" svg:y2="2.648cm" draw:start-shape="id15" draw:start-glue-point="6" draw:end-shape="id11" draw:end-glue-point="4">
          <text:p text:style-name="P4"/>
        </draw:connector>
        <draw:connector draw:style-name="gr3" draw:text-style-name="P1" draw:layer="layout" draw:type="line" svg:x1="5.991cm" svg:y1="2.669cm" svg:x2="6.374cm" svg:y2="3.734cm" draw:start-shape="id16" draw:start-glue-point="6" draw:end-shape="id10" draw:end-glue-point="4">
          <text:p text:style-name="P4"/>
        </draw:connector>
        <draw:custom-shape draw:style-name="gr4" draw:text-style-name="P1" draw:id="id2" draw:layer="layout" svg:width="0.909cm" svg:height="1.072cm" svg:x="0.655cm" svg:y="8.046cm">
          <draw:glue-point draw:id="8" svg:x="3.355cm" svg:y="-4.794cm"/>
          <draw:glue-point draw:id="9" svg:x="-2.464cm" svg:y="-4.794cm"/>
          <text:p text:style-name="P4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1" draw:id="id18" draw:layer="layout" svg:width="0.816cm" svg:height="0.858cm" svg:x="6.731cm" svg:y="8.155cm">
          <text:p text:style-name="P4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3" draw:id="id17" draw:layer="layout" svg:width="2.287cm" svg:height="0.715cm" svg:x="3.037cm" svg:y="8.225cm">
          <text:p text:style-name="P2"><text:span text:style-name="T1">merg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1" draw:layer="layout" svg:width="2.287cm" svg:height="0.715cm" svg:x="9.587cm" svg:y="8.605cm">
          <text:p text:style-name="P2"><text:span text:style-name="T1">path inferen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0" draw:layer="layout" svg:width="2.288cm" svg:height="0.715cm" svg:x="9.564cm" svg:y="6.705cm">
          <text:p text:style-name="P2"><text:span text:style-name="T1">coverag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id="id22" draw:layer="layout" svg:width="2.288cm" svg:height="0.715cm" svg:x="9.583cm" svg:y="7.674cm">
          <text:p text:style-name="P2"><text:span text:style-name="T1">network</text:span></text:p>
          <text:p text:style-name="P2"><text:span text:style-name="T1">topology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line" svg:x1="1.564cm" svg:y1="8.581cm" svg:x2="3.037cm" svg:y2="8.582cm" draw:start-shape="id2" draw:start-glue-point="7" draw:end-shape="id17" draw:end-glue-point="6">
          <text:p text:style-name="P4"/>
        </draw:connector>
        <draw:connector draw:style-name="gr3" draw:text-style-name="P1" draw:layer="layout" draw:type="line" svg:x1="5.324cm" svg:y1="8.582cm" svg:x2="6.731cm" svg:y2="8.584cm" draw:start-shape="id17" draw:start-glue-point="10" draw:end-shape="id18" draw:end-glue-point="3">
          <text:p text:style-name="P4"/>
        </draw:connector>
        <draw:connector draw:style-name="gr3" draw:text-style-name="P1" draw:layer="layout" draw:type="line" svg:x1="7.031cm" svg:y1="4.132cm" svg:x2="8.48cm" svg:y2="4.446cm" draw:start-shape="id10" draw:start-glue-point="6" draw:end-shape="id13" draw:end-glue-point="4">
          <text:p text:style-name="P4"/>
        </draw:connector>
        <draw:connector draw:style-name="gr3" draw:text-style-name="P1" draw:layer="layout" draw:type="line" svg:x1="6.29cm" svg:y1="1.424cm" svg:x2="8.034cm" svg:y2="1.627cm" draw:start-shape="id9" draw:start-glue-point="6">
          <text:p text:style-name="P4"/>
        </draw:connector>
        <draw:connector draw:style-name="gr3" draw:text-style-name="P1" draw:layer="layout" draw:type="line" svg:x1="2.547cm" svg:y1="4.156cm" svg:x2="3.457cm" svg:y2="3.886cm" draw:start-shape="id19" draw:start-glue-point="1">
          <text:p text:style-name="P4"/>
        </draw:connector>
        <draw:connector draw:style-name="gr3" draw:text-style-name="P1" draw:layer="layout" draw:type="line" svg:x1="7.547cm" svg:y1="8.583cm" svg:x2="9.564cm" svg:y2="7.062cm" draw:start-shape="id18" draw:start-glue-point="7" draw:end-shape="id20" draw:end-glue-point="6">
          <text:p text:style-name="P4"/>
        </draw:connector>
        <draw:connector draw:style-name="gr3" draw:text-style-name="P1" draw:layer="layout" draw:type="line" svg:x1="7.547cm" svg:y1="8.583cm" svg:x2="9.587cm" svg:y2="8.962cm" draw:start-shape="id18" draw:start-glue-point="7" draw:end-shape="id21">
          <text:p text:style-name="P4"/>
        </draw:connector>
        <draw:connector draw:style-name="gr3" draw:text-style-name="P1" draw:layer="layout" draw:type="line" svg:x1="7.547cm" svg:y1="8.583cm" svg:x2="9.583cm" svg:y2="8.031cm" draw:start-shape="id18" draw:start-glue-point="7" draw:end-shape="id22">
          <text:p text:style-name="P4"/>
        </draw:connector>
        <draw:frame draw:style-name="gr7" draw:text-style-name="P5" draw:layer="layout" svg:width="2.123cm" svg:height="0.573cm" svg:x="0cm" svg:y="9.052cm">
          <draw:text-box>
            <text:p text:style-name="P4"><text:span text:style-name="T1">sniffer traces</text:span></text:p>
          </draw:text-box>
        </draw:frame>
        <draw:frame draw:style-name="gr7" draw:text-style-name="P5" draw:layer="layout" svg:width="2.17cm" svg:height="0.573cm" svg:x="6.028cm" svg:y="8.921cm">
          <draw:text-box>
            <text:p text:style-name="P4"><text:span text:style-name="T1">merged trace</text:span></text:p>
          </draw:text-box>
        </draw:frame>
        <draw:frame draw:style-name="gr7" draw:text-style-name="P5" draw:layer="layout" svg:width="2.822cm" svg:height="0.573cm" svg:x="9.272cm" svg:y="9.385cm">
          <draw:text-box>
            <text:p text:style-name="P4"><text:span text:style-name="T1">high-level analysis</text:span></text:p>
          </draw:text-box>
        </draw:frame>
        <draw:frame draw:style-name="gr8" draw:text-style-name="P6" draw:layer="layout" svg:width="2.481cm" svg:height="0.673cm" svg:x="0.282cm" svg:y="0.84cm">
          <draw:text-box>
            <text:p text:style-name="P4"><text:span text:style-name="T1">sensor nodes</text:span></text:p>
          </draw:text-box>
        </draw:frame>
        <draw:g>
          <draw:frame draw:style-name="gr2" draw:text-style-name="P1" draw:id="id1" draw:layer="layout" svg:width="1.063cm" svg:height="0.809cm" svg:x="3.651cm" svg:y="1.839cm">
            <draw:image xlink:href="Pictures/10000201000002B2000001F546602281.png" xlink:type="simple" xlink:show="embed" xlink:actuate="onLoad">
              <text:p text:style-name="P4"/>
            </draw:image>
          </draw:frame>
          <draw:frame draw:style-name="gr9" draw:text-style-name="P6" draw:layer="layout" svg:width="1.427cm" svg:height="0.673cm" svg:x="3.521cm" svg:y="1.287cm">
            <draw:text-box>
              <text:p text:style-name="P4"><text:span text:style-name="T1">sniffer</text:span></text:p>
            </draw:text-box>
          </draw:frame>
        </draw:g>
        <draw:frame draw:style-name="gr10" draw:text-style-name="P6" draw:layer="layout" svg:width="1.426cm" svg:height="0.673cm" svg:x="11.051cm" svg:y="1.449cm">
          <draw:text-box>
            <text:p text:style-name="P4"><text:span text:style-name="T1">sniffer</text:span></text:p>
          </draw:text-box>
        </draw:frame>
        <draw:g>
          <draw:frame draw:style-name="gr2" draw:text-style-name="P1" draw:id="id3" draw:layer="layout" svg:width="1.023cm" svg:height="0.776cm" svg:x="4.643cm" svg:y="4.709cm">
            <draw:image xlink:href="Pictures/10000201000002B2000001F546602281.png" xlink:type="simple" xlink:show="embed" xlink:actuate="onLoad">
              <text:p text:style-name="P4"/>
            </draw:image>
          </draw:frame>
          <draw:frame draw:style-name="gr11" draw:text-style-name="P6" draw:layer="layout" svg:width="1.427cm" svg:height="0.674cm" svg:x="4.436cm" svg:y="4.158cm">
            <draw:text-box>
              <text:p text:style-name="P4"><text:span text:style-name="T1">sniffer</text:span></text:p>
            </draw:text-box>
          </draw:frame>
        </draw:g>
        <draw:frame draw:style-name="gr2" draw:text-style-name="P1" draw:id="id12" draw:layer="layout" svg:width="1.099cm" svg:height="0.744cm" svg:x="10.334cm" svg:y="4.092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0" draw:layer="layout" svg:width="1.099cm" svg:height="0.743cm" svg:x="6.23cm" svg:y="3.584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5" draw:layer="layout" svg:width="1.099cm" svg:height="0.744cm" svg:x="0.149cm" svg:y="1.428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6" draw:layer="layout" svg:width="1.1cm" svg:height="0.744cm" svg:x="2.063cm" svg:y="2.162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7" draw:layer="layout" svg:width="1.099cm" svg:height="0.744cm" svg:x="3.616cm" svg:y="3.161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9" draw:layer="layout" svg:width="1.099cm" svg:height="0.744cm" svg:x="1.448cm" svg:y="3.784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23" draw:layer="layout" svg:width="1.099cm" svg:height="0.744cm" svg:x="0.171cm" svg:y="2.985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connector draw:style-name="gr3" draw:text-style-name="P1" draw:layer="layout" draw:type="line" svg:x1="1.164cm" svg:y1="3.001cm" svg:x2="2.063cm" svg:y2="2.534cm" draw:start-shape="id23" draw:start-glue-point="5" draw:end-shape="id6" draw:end-glue-point="3">
          <text:p text:style-name="P4"/>
        </draw:connector>
        <draw:frame draw:style-name="gr2" draw:text-style-name="P1" draw:id="id8" draw:layer="layout" svg:width="1.1cm" svg:height="0.744cm" svg:x="3.105cm" svg:y="0.386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9" draw:layer="layout" svg:width="1.1cm" svg:height="0.744cm" svg:x="5.487cm" svg:y="0.875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6" draw:layer="layout" svg:width="1.099cm" svg:height="0.744cm" svg:x="5.19cm" svg:y="2.12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3" draw:layer="layout" svg:width="1.099cm" svg:height="0.743cm" svg:x="8.336cm" svg:y="4.296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5" draw:layer="layout" svg:width="1.099cm" svg:height="0.744cm" svg:x="7.911cm" svg:y="1.297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4" draw:layer="layout" svg:width="1.099cm" svg:height="0.744cm" svg:x="9.189cm" svg:y="0.698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11" draw:layer="layout" svg:width="1.099cm" svg:height="0.744cm" svg:x="9.465cm" svg:y="2.498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frame draw:style-name="gr2" draw:text-style-name="P1" draw:id="id24" draw:layer="layout" svg:width="1.1cm" svg:height="0.744cm" svg:x="7.381cm" svg:y="2.498cm">
          <draw:image xlink:href="Pictures/100002010000040100000297347CFBF3.png" xlink:type="simple" xlink:show="embed" xlink:actuate="onLoad">
            <text:p text:style-name="P4"/>
          </draw:image>
          <draw:glue-point draw:id="4" svg:x="-3.694cm" svg:y="-2.985cm"/>
          <draw:glue-point draw:id="5" svg:x="4.042cm" svg:y="-4.786cm"/>
          <draw:glue-point draw:id="6" svg:x="2.302cm" svg:y="2.385cm"/>
          <draw:glue-point draw:id="7" svg:x="-2.343cm" svg:y="4.17cm"/>
        </draw:frame>
        <draw:connector draw:style-name="gr3" draw:text-style-name="P1" draw:layer="layout" draw:type="line" svg:x1="8.184cm" svg:y1="3.047cm" svg:x2="9.465cm" svg:y2="2.87cm" draw:start-shape="id24" draw:start-glue-point="6" draw:end-shape="id11" draw:end-glue-point="3">
          <text:p text:style-name="P4"/>
        </draw:connector>
        <draw:frame draw:style-name="gr12" draw:text-style-name="P6" draw:layer="layout" svg:width="1.136cm" svg:height="0.673cm" svg:x="10.354cm" svg:y="4.685cm">
          <draw:text-box>
            <text:p text:style-name="P4"><text:span text:style-name="T1">sink</text:span></text:p>
          </draw:text-box>
        </draw:frame>
        <draw:frame draw:style-name="gr12" draw:text-style-name="P8" draw:layer="layout" svg:width="4.553cm" svg:height="0.673cm" svg:x="3.248cm" svg:y="6.276cm">
          <draw:text-box>
            <text:p text:style-name="P7"><text:span text:style-name="T2">Traces collected online or off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meta:initial-creator>Matt Welsh</meta:initial-creator>
    <meta:creation-date>2007-04-11T11:01:44</meta:creation-date>
    <dc:creator>Matt Welsh</dc:creator>
    <dc:date>2007-04-11T11:54:40</dc:date>
    <dc:language>en-US</dc:language>
    <meta:editing-cycles>11</meta:editing-cycles>
    <meta:editing-duration>PT41M55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